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0.3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73.91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pt"/>
    </style:style>
    <style:style style:name="ce13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 style:data-style-name="N125">
      <style:text-properties fo:font-weight="bold" style:font-weight-asian="bold" style:font-weight-complex="bold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17" style:family="table-cell" style:parent-style-name="Default" style:data-style-name="N125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10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4" office:value-type="string" calcext:value-type="string">
            <text:p>All Features</text:p>
          </table:table-cell>
          <table:table-cell table:style-name="ce8"/>
          <table:table-cell table:style-name="ce4"/>
          <table:table-cell table:style-name="ce13"/>
          <table:table-cell table:style-name="ce15" table:number-columns-repeated="2"/>
          <table:table-cell table:style-name="ce1" table:number-columns-repeated="4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style-name="ce1" table:number-columns-repeated="4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5" office:value-type="string" calcext:value-type="string">
            <text:p>KNN</text:p>
          </table:table-cell>
          <table:table-cell table:style-name="ce3" office:value-type="float" office:value="0.87" calcext:value-type="float">
            <text:p>0.87</text:p>
          </table:table-cell>
          <table:table-cell table:style-name="Default" office:value-type="string" calcext:value-type="string">
            <text:p>+/- 0.12</text:p>
          </table:table-cell>
          <table:table-cell table:style-name="ce3" office:value-type="float" office:value="0.80695847362514" calcext:value-type="float">
            <text:p>0.80695847362514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0.75" calcext:value-type="float">
            <text:p>0.75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ce3" office:value-type="float" office:value="0.89" calcext:value-type="float">
            <text:p>0.89</text:p>
          </table:table-cell>
          <table:table-cell table:style-name="Default" office:value-type="string" calcext:value-type="string">
            <text:p>+/- 0.11</text:p>
          </table:table-cell>
          <table:table-cell table:style-name="ce3" office:value-type="float" office:value="0.87317620650954" calcext:value-type="float">
            <text:p>0.87317620650954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style-name="ce3" office:value-type="float" office:value="0.83" calcext:value-type="float">
            <text:p>0.83</text:p>
          </table:table-cell>
          <table:table-cell table:style-name="Default" office:value-type="string" calcext:value-type="string">
            <text:p>+/- 0.09</text:p>
          </table:table-cell>
          <table:table-cell table:style-name="ce3" office:value-type="float" office:value="0.803030303030303" calcext:value-type="float">
            <text:p>0.803030303030303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11" calcext:value-type="float">
            <text:p>0.71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table:style-name="ce3" office:value-type="float" office:value="0.89" calcext:value-type="float">
            <text:p>0.89</text:p>
          </table:table-cell>
          <table:table-cell table:style-name="Default" office:value-type="string" calcext:value-type="string">
            <text:p>+/- 0.12</text:p>
          </table:table-cell>
          <table:table-cell table:style-name="ce3" office:value-type="float" office:value="0.890011223344557" calcext:value-type="float">
            <text:p>0.890011223344557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69" calcext:value-type="float">
            <text:p>0.769</text:p>
          </table:table-cell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SVM</text:p>
          </table:table-cell>
          <table:table-cell table:style-name="ce3" office:value-type="float" office:value="0.9" calcext:value-type="float">
            <text:p>0.9</text:p>
          </table:table-cell>
          <table:table-cell table:style-name="Default" office:value-type="string" calcext:value-type="string">
            <text:p>+/- 0.08</text:p>
          </table:table-cell>
          <table:table-cell table:style-name="ce3" office:value-type="float" office:value="0.851851851851852" calcext:value-type="float">
            <text:p>0.851851851851852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71" calcext:value-type="float">
            <text:p>0.771</text:p>
          </table:table-cell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89" calcext:value-type="float">
            <text:p>0.78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784" calcext:value-type="float">
            <text:p>0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3" office:value-type="float" office:value="0.874298540965208" calcext:value-type="float">
            <text:p>0.874298540965208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69" calcext:value-type="float">
            <text:p>0.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3" office:value-type="float" office:value="0.875420875420875" calcext:value-type="float">
            <text:p>0.875420875420875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3" office:value-type="float" office:value="0.88327721661055" calcext:value-type="float">
            <text:p>0.88327721661055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st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NN</text:p>
          </table:table-cell>
          <table:table-cell table:style-name="ce12"/>
          <table:table-cell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SVM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Best + Equal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NN</text:p>
          </table:table-cell>
          <table:table-cell table:style-name="ce12"/>
          <table:table-cell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SVM</text:p>
          </table:table-cell>
          <table:table-cell table:number-columns-repeated="2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table:number-columns-repeated="3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20:31:17.262376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4T20:41:22.460549192</dc:date>
    <meta:editing-duration>PT3H34M52S</meta:editing-duration>
    <meta:editing-cycles>26</meta:editing-cycles>
    <meta:generator>LibreOffice/6.0.7.3$Linux_X86_64 LibreOffice_project/00m0$Build-3</meta:generator>
    <meta:document-statistic meta:table-count="1" meta:cell-count="125" meta:object-count="0"/>
  </office:meta>
</office:document-meta>
</file>